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aca6" draw:textarea-horizontal-align="justify" draw:textarea-vertical-align="middle" draw:auto-grow-height="false" fo:min-height="1.75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objectwithoutfill">
      <style:graphic-properties draw:marker-end="Linienspitzen_20_2" draw:marker-end-width="0.3cm" draw:fill="none" draw:textarea-vertical-align="middle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objectwithoutfill">
      <style:graphic-properties draw:marker-end="Linienspitzen_20_4" draw:marker-end-width="0.3cm" draw:fill="none" draw:textarea-vertical-align="middle"/>
    </style:style>
    <style:style style:name="gr7" style:family="graphic" style:parent-style-name="objectwithoutfill">
      <style:graphic-properties draw:marker-end="Linienspitzen_20_5" draw:marker-end-width="0.3cm" draw:fill="none" draw:textarea-vertical-align="middle"/>
    </style:style>
    <style:style style:name="gr8" style:family="graphic" style:parent-style-name="standard">
      <style:graphic-properties svg:stroke-color="#cccccc" draw:fill="hatch" draw:fill-color="#b2b2b2" draw:fill-hatch-name="Black_20_180_20_Degrees_20_Crossed" draw:opacity="40%" draw:textarea-horizontal-align="justify" draw:textarea-vertical-align="middle" draw:auto-grow-height="false" fo:min-height="8.25cm" fo:min-width="7.7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aramond" fo:font-size="12pt"/>
    </style:style>
    <style:style style:name="P2" style:family="paragraph">
      <loext:graphic-properties draw:fill-color="#81aca6"/>
      <style:paragraph-properties fo:text-align="center" style:writing-mode="lr-tb"/>
      <style:text-properties style:font-name="Garamond"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color="#b2b2b2" draw:fill-hatch-name="Black_20_180_20_Degrees_20_Crossed" draw:opacity="4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Garamond" fo:font-size="12pt"/>
    </style:style>
    <style:style style:name="T2" style:family="text">
      <style:text-properties style:font-name="Garamond" fo:font-size="12pt"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cm" svg:height="2cm" svg:x="1.75cm" svg:y="23cm">
          <text:p text:style-name="P1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25cm" svg:height="2cm" svg:x="1.75cm" svg:y="25.25cm">
          <text:p text:style-name="P1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3.25cm" svg:height="2cm" svg:x="2.25cm" svg:y="2.75cm">
          <text:p text:style-name="P1"><text:span text:style-name="T1">load mdb linux sep</text:span></text:p>
          <text:p text:style-name="P1"><text:span text:style-name="T2">a function to load separate tables like „baum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25cm" svg:height="2cm" svg:x="5.75cm" svg:y="2.75cm">
          <text:p text:style-name="P1"><text:span text:style-name="T1">load mdb windows sep</text:span></text:p>
          <text:p text:style-name="P3"><text:span text:style-name="T2">a function to load separate tables like „baum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3.25cm" svg:height="2cm" svg:x="12cm" svg:y="2.75cm">
          <text:p text:style-name="P1"><text:span text:style-name="T1">load sql separate</text:span></text:p>
          <text:p text:style-name="P3"><text:span text:style-name="T2">separate functions for „baum“ „auf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3.25cm" svg:height="2cm" svg:x="4cm" svg:y="6.75cm">
          <text:p text:style-name="P1"><text:span text:style-name="T1">load mdb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3.25cm" svg:height="2cm" svg:x="12cm" svg:y="6.75cm">
          <text:p text:style-name="P1"><text:span text:style-name="T1">load sql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3.875cm" svg:y1="4.75cm" svg:x2="5.625cm" svg:y2="6.75cm" draw:start-shape="id1" draw:start-glue-point="6" draw:end-shape="id2" draw:end-glue-point="4" svg:d="M3875 4750v644l1750 855v501" svg:viewBox="0 0 1751 2001">
          <text:p/>
        </draw:connector>
        <draw:connector draw:style-name="gr4" draw:text-style-name="P4" draw:layer="layout" draw:type="lines" svg:x1="7.375cm" svg:y1="4.75cm" svg:x2="5.625cm" svg:y2="6.75cm" draw:start-shape="id3" draw:start-glue-point="6" draw:end-shape="id2" draw:end-glue-point="4" svg:d="M7375 4750v644l-1750 855v501" svg:viewBox="0 0 1751 2001">
          <text:p/>
        </draw:connector>
        <draw:custom-shape draw:style-name="gr2" draw:text-style-name="P1" xml:id="id6" draw:id="id6" draw:layer="layout" svg:width="3.25cm" svg:height="2cm" svg:x="8.25cm" svg:y="11.25cm">
          <text:p text:style-name="P1"><text:span text:style-name="T1">Used by other proje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draw:type="lines" svg:x1="13.625cm" svg:y1="4.75cm" svg:x2="13.625cm" svg:y2="6.75cm" draw:start-shape="id4" draw:start-glue-point="6" draw:end-shape="id5" draw:end-glue-point="4" svg:d="M13625 4750v502 997 501" svg:viewBox="0 0 1 2001">
          <text:p/>
        </draw:connector>
        <draw:connector draw:style-name="gr6" draw:text-style-name="P4" draw:layer="layout" draw:type="lines" svg:x1="13.625cm" svg:y1="8.75cm" svg:x2="9.875cm" svg:y2="11.25cm" draw:start-shape="id5" draw:start-glue-point="6" draw:end-shape="id6" draw:end-glue-point="4" svg:d="M13625 8750v502l-3750 1497v501" svg:viewBox="0 0 3751 2501">
          <text:p/>
        </draw:connector>
        <draw:connector draw:style-name="gr7" draw:text-style-name="P4" draw:layer="layout" draw:type="lines" svg:x1="5.625cm" svg:y1="8.75cm" svg:x2="9.875cm" svg:y2="11.25cm" draw:start-shape="id2" draw:start-glue-point="6" draw:end-shape="id6" draw:end-glue-point="4" svg:d="M5625 8750v502l4250 1497v501" svg:viewBox="0 0 4251 2501">
          <text:p/>
        </draw:connector>
        <draw:custom-shape draw:style-name="gr8" draw:text-style-name="P5" draw:layer="layout" svg:width="8.25cm" svg:height="8.5cm" svg:x="9.75cm" svg:y="1.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75cm" svg:height="1cm" svg:x="12.5cm" svg:y="1.75cm">
          <draw:text-box>
            <text:p><text:span text:style-name="T3">Obsole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2-03-30T13:34:19.144000000</dc:date>
    <meta:editing-duration>PT2H2M7S</meta:editing-duration>
    <meta:editing-cycles>7</meta:editing-cycles>
    <meta:generator>LibreOffice/7.0.3.1$Windows_X86_64 LibreOffice_project/d7547858d014d4cf69878db179d326fc3483e082</meta:generator>
    <meta:document-statistic meta:object-count="15"/>
  </office:meta>
</office:document-meta>
</file>